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986in" fo:margin-left="-0.0118in" fo:margin-right="0.0118in" table:align="margins" style:writing-mode="lr-tb"/>
    </style:style>
    <style:style style:name="Table1.A" style:family="table-column">
      <style:table-column-properties style:column-width="6.9986in" style:rel-column-width="65535*"/>
    </style:style>
    <style:style style:name="Table1.1" style:family="table-row">
      <style:table-row-properties style:row-height="1.7243in" style:keep-together="true" fo:keep-together="auto"/>
    </style:style>
    <style:style style:name="Table1.A1" style:family="table-cell">
      <style:table-cell-properties fo:padding="0in" fo:border="0.0007in solid #000000"/>
    </style:style>
    <style:style style:name="P1" style:family="paragraph" style:parent-style-name="Standard">
      <style:paragraph-properties fo:margin-left="0.45in" fo:margin-right="0in" fo:margin-top="0in" fo:margin-bottom="0in" fo:line-height="100%" fo:text-indent="0in" style:auto-text-indent="false" style:writing-mode="lr-tb"/>
      <style:text-properties style:font-name="Arial" fo:font-size="11pt" fo:letter-spacing="-0.0055in" style:font-size-asian="11pt" style:font-name-complex="Verdana" style:font-size-complex="11pt"/>
    </style:style>
    <style:style style:name="P2" style:family="paragraph" style:parent-style-name="Standard">
      <style:paragraph-properties fo:margin-left="0.45in" fo:margin-right="0in" fo:margin-top="0.25in" fo:margin-bottom="0in" fo:line-height="75%" fo:text-indent="0in" style:auto-text-indent="false" style:writing-mode="lr-tb"/>
      <style:text-properties style:font-name="Arial" fo:font-size="11pt" fo:letter-spacing="-0.0071in" style:font-size-asian="11pt" style:font-name-complex="Verdana" style:font-size-complex="11pt"/>
    </style:style>
    <style:style style:name="P3" style:family="paragraph" style:parent-style-name="Standard">
      <style:paragraph-properties fo:margin-left="0.45in" fo:margin-right="0in" fo:margin-top="0.15in" fo:margin-bottom="0in" fo:line-height="100%" fo:text-indent="0in" style:auto-text-indent="false" fo:break-before="column" style:writing-mode="lr-tb"/>
      <style:text-properties style:font-name="Arial" fo:font-size="11pt" style:font-size-asian="11pt" style:font-name-complex="Verdana" style:font-size-complex="11pt"/>
    </style:style>
    <style:style style:name="P4" style:family="paragraph" style:parent-style-name="Standard">
      <style:paragraph-properties fo:margin-left="0.05in" fo:margin-right="0in" fo:margin-top="0in" fo:margin-bottom="0.15in" fo:line-height="100%" fo:text-align="center" style:justify-single-word="false" fo:text-indent="0in" style:auto-text-indent="false" style:writing-mode="lr-tb">
        <style:tab-stops>
          <style:tab-stop style:position="5.1917in" style:type="right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" style:family="paragraph" style:parent-style-name="Standard">
      <style:paragraph-properties fo:margin-left="0.6874in" fo:margin-right="0in" fo:line-height="85%" fo:text-indent="0in" style:auto-text-indent="false" style:writing-mode="lr-tb"/>
      <style:text-properties style:font-name="Arial" fo:font-size="9.5pt" fo:letter-spacing="-0.0016in" fo:font-weight="bold" style:font-size-asian="9.5pt" style:font-weight-asian="bold" style:font-name-complex="Tahoma" style:font-size-complex="9.5pt" style:font-weight-complex="bold"/>
    </style:style>
    <style:style style:name="P6" style:family="paragraph" style:parent-style-name="Standard">
      <style:paragraph-properties fo:margin-left="0.3752in" fo:margin-right="6.85in" fo:margin-top="0in" fo:margin-bottom="0in" fo:text-align="justify" style:justify-single-word="false" fo:text-indent="0in" style:auto-text-indent="false" style:writing-mode="lr-tb">
        <style:tab-stops>
          <style:tab-stop style:position="7.25in"/>
        </style:tab-stops>
      </style:paragraph-properties>
      <style:text-properties style:font-name="Arial" fo:font-size="9.5pt" fo:letter-spacing="-0.0071in" style:font-name-asian="Verdana" style:font-size-asian="9.5pt" style:font-name-complex="Verdana" style:font-size-complex="9.5pt"/>
    </style:style>
    <style:style style:name="P7" style:family="paragraph" style:parent-style-name="Standard">
      <style:paragraph-properties fo:margin-top="0.1252in" fo:margin-bottom="0.139in" fo:text-align="center" style:justify-single-word="false" style:writing-mode="lr-tb"/>
      <style:text-properties style:font-name="Arial" fo:font-size="10pt" fo:letter-spacing="0.0008in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Arial" fo:font-size="10pt" fo:letter-spacing="-0.0071in" fo:font-weight="bold" style:font-size-asian="10pt" style:font-weight-asian="bold" style:font-name-complex="Tahoma" style:font-size-complex="10pt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style:shadow="none" style:writing-mode="lr-tb"/>
      <style:text-properties style:font-name="Arial" fo:font-size="12pt" fo:letter-spacing="-0.0055in" style:font-size-asian="12pt" style:font-name-complex="Verdana" style:font-size-complex="12pt"/>
    </style:style>
    <style:style style:name="P10" style:family="paragraph" style:parent-style-name="Style_20_5">
      <style:paragraph-properties fo:margin-left="0in" fo:margin-right="0in" fo:margin-top="0.05in" fo:margin-bottom="0in" fo:line-height="80%" fo:text-indent="0in" style:auto-text-indent="false" style:text-autospace="ideograph-alpha" style:line-break="normal" style:writing-mode="lr-tb">
        <style:tab-stops>
          <style:tab-stop style:position="1.3799in"/>
        </style:tab-stops>
      </style:paragraph-properties>
    </style:style>
    <style:style style:name="P11" style:family="paragraph" style:parent-style-name="Standard">
      <style:paragraph-properties fo:margin-left="0.2917in" fo:margin-right="0in" fo:margin-top="0in" fo:margin-bottom="0in" fo:line-height="87%" fo:text-indent="0in" style:auto-text-indent="false" style:line-break="normal" style:writing-mode="lr-tb">
        <style:tab-stops>
          <style:tab-stop style:position="0.0126in"/>
        </style:tab-stops>
      </style:paragraph-properties>
      <style:text-properties style:font-name="Arial" fo:font-size="9.5pt" fo:letter-spacing="0.0008in" style:font-size-asian="9.5pt" style:font-name-complex="Verdana" style:font-size-complex="9.5pt"/>
    </style:style>
    <style:style style:name="P12" style:family="paragraph" style:parent-style-name="Standard">
      <style:paragraph-properties fo:margin-left="0.2811in" fo:margin-right="0in" fo:margin-top="0in" fo:margin-bottom="0in" fo:line-height="87%" fo:text-indent="0in" style:auto-text-indent="false" style:line-break="normal" style:writing-mode="lr-tb">
        <style:tab-stops>
          <style:tab-stop style:position="0.0126in"/>
        </style:tab-stops>
      </style:paragraph-properties>
      <style:text-properties style:font-name="Arial" fo:font-size="9.5pt" fo:letter-spacing="0.0008in" style:font-size-asian="9.5pt" style:font-name-complex="Verdana" style:font-size-complex="9.5pt"/>
    </style:style>
    <style:style style:name="P13" style:family="paragraph" style:parent-style-name="Standard">
      <style:paragraph-properties fo:margin-left="0.2602in" fo:margin-right="0in" fo:margin-top="0in" fo:margin-bottom="0in" fo:line-height="100%" fo:text-indent="0in" style:auto-text-indent="false" style:writing-mode="lr-tb">
        <style:tab-stops>
          <style:tab-stop style:position="5.6252in" style:type="center"/>
          <style:tab-stop style:position="6.5626in"/>
        </style:tab-stops>
      </style:paragraph-properties>
      <style:text-properties style:font-name="Arial" fo:font-size="9.5pt" style:font-size-asian="9.5pt" style:font-name-complex="Verdana" style:font-size-complex="9.5pt"/>
    </style:style>
    <style:style style:name="P14" style:family="paragraph" style:parent-style-name="Standard">
      <style:paragraph-properties fo:margin-left="0.2602in" fo:margin-right="0in" fo:margin-top="0in" fo:margin-bottom="0in" fo:line-height="100%" fo:text-indent="0in" style:auto-text-indent="false" style:writing-mode="lr-tb">
        <style:tab-stops>
          <style:tab-stop style:position="5.3035in" style:type="right"/>
        </style:tab-stops>
      </style:paragraph-properties>
      <style:text-properties style:font-name="Arial" fo:font-size="9.5pt" style:font-size-asian="9.5pt" style:font-name-complex="Verdana" style:font-size-complex="9.5pt"/>
    </style:style>
    <style:style style:name="P15" style:family="paragraph" style:parent-style-name="Standard">
      <style:paragraph-properties fo:margin-left="0.2602in" fo:margin-right="0in" fo:margin-top="0in" fo:margin-bottom="0in" fo:line-height="100%" fo:text-indent="0in" style:auto-text-indent="false" style:writing-mode="lr-tb">
        <style:tab-stops>
          <style:tab-stop style:position="5.3035in" style:type="right"/>
        </style:tab-stops>
      </style:paragraph-properties>
      <style:text-properties style:font-name="Arial" fo:font-size="9.5pt" style:font-name-asian="Verdana" style:font-size-asian="9.5pt" style:font-name-complex="Verdana" style:font-size-complex="9.5pt"/>
    </style:style>
    <style:style style:name="P16" style:family="paragraph" style:parent-style-name="Standard">
      <style:paragraph-properties fo:margin-left="0.2602in" fo:margin-right="0in" fo:margin-top="0.2in" fo:margin-bottom="0.139in" fo:text-indent="0in" style:auto-text-indent="false" style:writing-mode="lr-tb"/>
      <style:text-properties style:font-name="Arial" fo:font-size="10pt" style:font-size-asian="10pt" style:font-name-complex="Verdana" style:font-size-complex="10pt"/>
    </style:style>
    <style:style style:name="P17" style:family="paragraph" style:parent-style-name="Standard">
      <style:paragraph-properties fo:margin-left="0.2602in" fo:margin-right="0in" fo:margin-top="0.1402in" fo:margin-bottom="0in" fo:line-height="100%" fo:text-indent="0in" style:auto-text-indent="false" style:writing-mode="lr-tb"/>
      <style:text-properties style:font-name="Arial" fo:font-size="9.5pt" fo:letter-spacing="-0.0075in" style:font-size-asian="9.5pt" style:font-name-complex="Verdana" style:font-size-complex="9.5pt"/>
    </style:style>
    <style:style style:name="P18" style:family="paragraph" style:parent-style-name="Style_20_5">
      <style:paragraph-properties fo:margin-left="0.3752in" fo:margin-right="0in" fo:margin-top="0.15in" fo:margin-bottom="0in" fo:text-indent="0.0752in" style:auto-text-indent="false" style:text-autospace="ideograph-alpha" style:line-break="normal" style:writing-mode="lr-tb">
        <style:tab-stops>
          <style:tab-stop style:position="1.1874in"/>
          <style:tab-stop style:position="2.4528in" style:type="right"/>
        </style:tab-stops>
      </style:paragraph-properties>
    </style:style>
    <style:style style:name="P19" style:family="paragraph" style:parent-style-name="Style_20_5">
      <style:paragraph-properties fo:margin-left="0.3799in" fo:margin-right="0in" fo:margin-top="0.0835in" fo:margin-bottom="0in" fo:text-indent="0.0799in" style:auto-text-indent="false" style:text-autospace="ideograph-alpha" style:line-break="normal" style:writing-mode="lr-tb">
        <style:tab-stops>
          <style:tab-stop style:position="1.2083in"/>
          <style:tab-stop style:position="5.9374in"/>
          <style:tab-stop style:position="7.6299in" style:type="right" style:leader-style="solid" style:leader-text="_"/>
        </style:tab-stops>
      </style:paragraph-properties>
    </style:style>
    <style:style style:name="P20" style:family="paragraph" style:parent-style-name="Style_20_5">
      <style:paragraph-properties fo:margin-left="0.3799in" fo:margin-right="0in" fo:margin-top="0.0835in" fo:margin-bottom="0in" fo:text-indent="0.0799in" style:auto-text-indent="false" style:text-autospace="ideograph-alpha" style:line-break="normal" style:writing-mode="lr-tb">
        <style:tab-stops>
          <style:tab-stop style:position="1.1827in"/>
          <style:tab-stop style:position="7.2453in"/>
        </style:tab-stops>
      </style:paragraph-properties>
    </style:style>
    <style:style style:name="P21" style:family="paragraph" style:parent-style-name="Style_20_5">
      <style:paragraph-properties fo:margin-left="0.3799in" fo:margin-right="0in" fo:margin-top="0.0835in" fo:margin-bottom="0in" fo:text-indent="0.0799in" style:auto-text-indent="false" style:text-autospace="ideograph-alpha" style:line-break="normal" style:writing-mode="lr-tb">
        <style:tab-stops>
          <style:tab-stop style:position="1.2083in"/>
          <style:tab-stop style:position="6.3646in"/>
          <style:tab-stop style:position="7.6299in" style:type="right" style:leader-style="solid" style:leader-text="_"/>
        </style:tab-stops>
      </style:paragraph-properties>
    </style:style>
    <style:style style:name="P22" style:family="paragraph" style:parent-style-name="Style_20_5">
      <style:paragraph-properties fo:margin-left="0in" fo:margin-right="-0.1043in" fo:line-height="86%" fo:text-indent="0in" style:auto-text-indent="false" style:text-autospace="ideograph-alpha" style:line-break="normal" style:writing-mode="lr-tb">
        <style:tab-stops>
          <style:tab-stop style:position="1.3752in"/>
          <style:tab-stop style:position="1.6874in"/>
        </style:tab-stops>
      </style:paragraph-properties>
    </style:style>
    <style:style style:name="P23" style:family="paragraph" style:parent-style-name="Style_20_5">
      <style:paragraph-properties fo:margin-left="0in" fo:margin-right="-0.302in" fo:margin-top="0.05in" fo:margin-bottom="0in" fo:line-height="82%" fo:text-indent="0in" style:auto-text-indent="false" style:text-autospace="ideograph-alpha" style:line-break="normal" style:writing-mode="lr-tb"/>
    </style:style>
    <style:style style:name="P24" style:family="paragraph" style:parent-style-name="Standard">
      <style:paragraph-properties fo:margin-left="0.05in" fo:margin-right="0.4in" fo:margin-top="0in" fo:margin-bottom="0in" fo:line-height="100%" fo:text-align="center" style:justify-single-word="false" fo:text-indent="0in" style:auto-text-indent="false" style:writing-mode="lr-tb"/>
      <style:text-properties style:font-name="Times New Roman" fo:font-size="11pt" fo:letter-spacing="-0.0075in" style:font-size-asian="11pt" style:font-name-complex="Verdana" style:font-size-complex="11pt"/>
    </style:style>
    <style:style style:name="P25" style:family="paragraph" style:parent-style-name="Standard">
      <style:paragraph-properties fo:margin-left="0.05in" fo:margin-right="0.4in" fo:margin-top="0in" fo:margin-bottom="0in" fo:line-height="100%" fo:text-align="center" style:justify-single-word="false" fo:text-indent="0in" style:auto-text-indent="false" style:writing-mode="lr-tb"/>
      <style:text-properties style:font-name="Times New Roman" fo:font-size="11pt" fo:letter-spacing="-0.0016in" style:font-size-asian="11pt" style:font-name-complex="Verdana" style:font-size-complex="11pt"/>
    </style:style>
    <style:style style:name="P26" style:family="paragraph" style:parent-style-name="Standard" style:master-page-name="Standard">
      <style:paragraph-properties fo:margin-top="0in" fo:margin-bottom="0in" style:page-number="auto" style:writing-mode="lr-tb">
        <style:tab-stops>
          <style:tab-stop style:position="3.4898in" style:type="center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7" style:family="paragraph" style:parent-style-name="Standard" style:list-style-name="RTF_5f_Num_20_9">
      <style:paragraph-properties fo:margin-left="0in" fo:margin-right="0in" fo:margin-top="0.6in" fo:margin-bottom="0.1701in" fo:line-height="100%" fo:text-indent="0in" style:auto-text-indent="false" style:line-break="normal" style:writing-mode="lr-tb">
        <style:tab-stops>
          <style:tab-stop style:position="0.7in"/>
        </style:tab-stops>
      </style:paragraph-properties>
      <style:text-properties style:font-name="Arial" fo:font-size="9.5pt" fo:letter-spacing="0.0008in" style:font-size-asian="9.5pt" style:font-name-complex="Verdana" style:font-size-complex="9.5pt"/>
    </style:style>
    <style:style style:name="P28" style:family="paragraph" style:parent-style-name="Standard" style:list-style-name="RTF_5f_Num_20_9">
      <style:paragraph-properties fo:margin-left="0in" fo:margin-right="0in" fo:margin-top="0.1701in" fo:margin-bottom="0.1701in" fo:line-height="100%" fo:text-indent="0in" style:auto-text-indent="false" style:line-break="normal" style:writing-mode="lr-tb">
        <style:tab-stops>
          <style:tab-stop style:position="0.7in"/>
        </style:tab-stops>
      </style:paragraph-properties>
      <style:text-properties style:font-name="Arial" fo:font-size="9.5pt" style:font-size-asian="9.5pt" style:font-name-complex="Verdana" style:font-size-complex="9.5pt"/>
    </style:style>
    <style:style style:name="P29" style:family="paragraph" style:parent-style-name="Standard" style:list-style-name="RTF_5f_Num_20_9">
      <style:paragraph-properties fo:margin-left="0in" fo:margin-right="0in" fo:margin-top="0.1701in" fo:margin-bottom="0in" fo:line-height="100%" fo:text-indent="0in" style:auto-text-indent="false" style:line-break="normal" style:writing-mode="lr-tb">
        <style:tab-stops>
          <style:tab-stop style:position="0.7in"/>
        </style:tab-stops>
      </style:paragraph-properties>
    </style:style>
    <style:style style:name="P30" style:family="paragraph" style:parent-style-name="Style_20_5" style:list-style-name="RTF_5f_Num_20_10">
      <style:paragraph-properties fo:margin-left="0in" fo:margin-right="0in" fo:margin-top="0in" fo:margin-bottom="0in" fo:line-height="86%" fo:text-indent="0in" style:auto-text-indent="false" style:line-break="normal" style:writing-mode="lr-tb">
        <style:tab-stops>
          <style:tab-stop style:position="0.65in"/>
        </style:tab-stops>
      </style:paragraph-properties>
    </style:style>
    <style:style style:name="T1" style:family="text">
      <style:text-properties fo:letter-spacing="-0.0083in" style:font-name-asian="Arial"/>
    </style:style>
    <style:style style:name="T2" style:family="text">
      <style:text-properties fo:letter-spacing="-0.0055in"/>
    </style:style>
    <style:style style:name="T3" style:family="text">
      <style:text-properties fo:letter-spacing="-0.0028in"/>
    </style:style>
    <style:style style:name="T4" style:family="text">
      <style:text-properties fo:letter-spacing="-0.0075in"/>
    </style:style>
    <style:style style:name="T5" style:family="text">
      <style:text-properties fo:letter-spacing="-0.0016in"/>
    </style:style>
    <style:style style:name="T6" style:family="text">
      <style:text-properties style:font-name="Arial"/>
    </style:style>
    <style:style style:name="T7" style:family="text">
      <style:text-properties style:font-name="Arial" fo:letter-spacing="-0.0028in"/>
    </style:style>
    <style:style style:name="T8" style:family="text">
      <style:text-properties style:font-name="Arial" fo:letter-spacing="-0.0028in" style:text-underline-style="solid" style:text-underline-width="auto" style:text-underline-color="font-color"/>
    </style:style>
    <style:style style:name="T9" style:family="text">
      <style:text-properties style:font-name="Arial" fo:letter-spacing="-0.0047in"/>
    </style:style>
    <style:style style:name="T10" style:family="text">
      <style:text-properties style:font-name="Arial" fo:letter-spacing="-0.0083in"/>
    </style:style>
    <style:style style:name="T11" style:family="text">
      <style:text-properties style:font-name="Arial" fo:letter-spacing="-0.0083in" style:text-underline-style="solid" style:text-underline-width="auto" style:text-underline-color="font-color"/>
    </style:style>
    <style:style style:name="T12" style:family="text">
      <style:text-properties style:font-name="Arial" fo:letter-spacing="-0.0016in"/>
    </style:style>
    <style:style style:name="T13" style:family="text">
      <style:text-properties style:font-name="Arial" fo:font-size="11pt" fo:letter-spacing="-0.0126in" style:font-size-asian="11pt" style:font-size-complex="11pt"/>
    </style:style>
    <style:style style:name="T14" style:family="text">
      <style:text-properties style:font-name="Arial" fo:font-size="11pt" fo:letter-spacing="-0.0126in" style:font-size-asian="11pt" style:font-name-complex="Verdana" style:font-size-complex="11pt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style:font-name="Arial" fo:font-size="11pt" fo:letter-spacing="-0.0374in" style:font-size-asian="11pt" style:font-size-complex="11pt"/>
    </style:style>
    <style:style style:name="T17" style:family="text">
      <style:text-properties style:font-name="Arial" fo:font-size="11pt" fo:letter-spacing="-0.0071in" style:font-size-asian="11pt" style:font-name-complex="Verdana" style:font-size-complex="11pt"/>
    </style:style>
    <style:style style:name="T18" style:family="text">
      <style:text-properties style:font-name="Arial" fo:font-size="11pt" fo:letter-spacing="-0.0028in" style:font-size-asian="11pt" style:font-size-complex="11pt"/>
    </style:style>
    <style:style style:name="T19" style:family="text">
      <style:text-properties style:font-name="Arial" fo:font-size="11pt" fo:letter-spacing="-0.0028in" style:font-size-asian="11pt" style:font-name-complex="Verdana" style:font-size-complex="11pt"/>
    </style:style>
    <style:style style:name="T20" style:family="text">
      <style:text-properties fo:letter-spacing="-0.0098in"/>
    </style:style>
    <style:style style:name="T21" style:family="text">
      <style:text-properties style:font-name="Times New Roman" fo:font-size="11pt" fo:font-weight="normal" style:font-size-asian="11pt" style:font-weight-asian="normal" style:font-name-complex="Verdana" style:font-size-complex="11pt" style:font-weight-complex="normal"/>
    </style:style>
    <style:style style:name="T22" style:family="text">
      <style:text-properties style:font-name="Times New Roman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Sect1" style:family="section">
      <style:section-properties style:writing-mode="lr-tb" style:editable="false">
        <style:columns fo:column-count="2">
          <style:column style:rel-width="4753*" fo:start-indent="0in" fo:end-indent="0.55in"/>
          <style:column style:rel-width="4403*" fo:start-indent="0.55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[onshow.ar_year]<text:tab/>Non </text:span>Profit Corporation Annual Report</text:p>
      <text:p text:style-name="P9">Wyoming Secretary of State's Office</text:p>
      <text:p text:style-name="P24">200 West 24th Street, Room 110</text:p>
      <text:p text:style-name="P25">Cheyenne, WY 82002</text:p>
      <text:p text:style-name="P4"><text:span text:style-name="T21">(307) 777-7311 </text:span><text:a xlink:type="simple" xlink:href="http://wyobiz.wy/"><text:span text:style-name="T22">http://wyobiz.wy</text:span></text:a><text:span text:style-name="T22">.biz</text:span></text:p>
      <text:section text:style-name="Sect1" text:name="Section1">
        <text:p text:style-name="P22"><text:span text:style-name="Character_20_Style_20_1"><text:span text:style-name="T13">Due on or Before:<text:tab/></text:span></text:span><text:span text:style-name="Character_20_Style_20_1"><text:span text:style-name="T14">[onshow.ar_due]</text:span></text:span></text:p>
        <text:p text:style-name="P10"><text:span text:style-name="Character_20_Style_20_1"><text:span text:style-name="T15">ID:</text:span></text:span><text:span text:style-name="Character_20_Style_20_1"><text:span text:style-name="T16"><text:tab/></text:span></text:span><text:span text:style-name="Character_20_Style_20_1"><text:span text:style-name="T17">[onshow.filing_num]</text:span></text:span></text:p>
        <text:p text:style-name="P23"><text:span text:style-name="Character_20_Style_20_1"><text:span text:style-name="T18">State of Formation: </text:span></text:span><text:span text:style-name="Character_20_Style_20_1"><text:span text:style-name="T19">[onshow.formation_locale]</text:span></text:span></text:p>
        <text:p text:style-name="P2">[onshow.filing_name]</text:p>
        <text:p text:style-name="P1">1621 Central Ave.</text:p>
        <text:p text:style-name="P1">Cheyenne, WY 82001 USA</text:p>
        <text:p text:style-name="P3"><text:span text:style-name="T2"><text:s/></text:span><text:span text:style-name="T3">For Office Use Only</text:span></text:p>
      </text:section>
      <text:section text:style-name="Sect2" text:name="Section2">
        <text:list xml:id="list39182320" text:style-name="RTF_5f_Num_20_9">
          <text:list-item>
            <text:p text:style-name="P27">If the mailing address listed above is incorrect, the new address is:</text:p>
          </text:list-item>
        </text:list>
        <text:p text:style-name="P12">________________________________________________________________________________________</text:p>
        <text:list xml:id="list39200978" text:continue-numbering="true" text:style-name="RTF_5f_Num_20_9">
          <text:list-item>
            <text:p text:style-name="P28">If the principal office address is not the same as the mailing address above, it is:</text:p>
          </text:list-item>
        </text:list>
        <text:p text:style-name="P11">________________________________________________________________________________________</text:p>
        <text:list xml:id="list39199244" text:continue-numbering="true" text:style-name="RTF_5f_Num_20_9">
          <text:list-item>
            <text:p text:style-name="P29"><text:span text:style-name="Character_20_Style_20_1"><text:span text:style-name="T9">The names and addresses of its officers and directors (non profit corporations must list at least 3 directors):</text:span></text:span></text:p>
          </text:list-item>
        </text:list>
        <text:p text:style-name="P5">(In lieu of listing the officers and directors below, attach a list.)</text:p>
        <text:p text:style-name="P18"><text:span text:style-name="Character_20_Style_20_1"><text:span text:style-name="T11">Office</text:span></text:span><text:span text:style-name="Character_20_Style_20_1"><text:span text:style-name="T10"><text:tab/></text:span></text:span><text:span text:style-name="Character_20_Style_20_1"><text:span text:style-name="T8">Name and Address</text:span></text:span></text:p>
        <text:p text:style-name="P21"><text:span text:style-name="Character_20_Style_20_1"><text:span text:style-name="T6">President<text:tab/>_______________________________________________________________________</text:span></text:span></text:p>
        <text:p text:style-name="P19"><text:span text:style-name="Character_20_Style_20_1"><text:span text:style-name="T6">Vice-President<text:tab/>_______________________________________________________________________</text:span></text:span></text:p>
        <text:p text:style-name="P19"><text:span text:style-name="Character_20_Style_20_1"><text:span text:style-name="T6">Secretary<text:tab/>_______________________________________________________________________</text:span></text:span></text:p>
        <text:p text:style-name="P19"><text:span text:style-name="Character_20_Style_20_1"><text:span text:style-name="T6">Treasurer<text:tab/>_______________________________________________________________________</text:span></text:span></text:p>
        <text:p text:style-name="P19"><text:span text:style-name="Character_20_Style_20_1"><text:span text:style-name="T6">Director<text:tab/>_______________________________________________________________________</text:span></text:span></text:p>
        <text:p text:style-name="P19"><text:span text:style-name="Character_20_Style_20_1"><text:span text:style-name="T6">Director<text:tab/>_______________________________________________________________________</text:span></text:span></text:p>
        <text:p text:style-name="P19"><text:span text:style-name="Character_20_Style_20_1"><text:span text:style-name="T6">Director<text:tab/>_______________________________________________________________________</text:span></text:span></text:p>
        <text:p text:style-name="P20"><text:span text:style-name="Character_20_Style_20_1"><text:span text:style-name="T7"/></text:span></text:p>
        <text:p text:style-name="P6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6"><text:span text:style-name="T20">I hereby certify under the penalty of perjury that the information I am submitting is true and correct to the best of my </text:span><text:span text:style-name="T5">knowledge.</text:span></text:p>
              <text:p text:style-name="P17">_________________________________________________________________________<text:tab/>___________________</text:p>
              <text:p text:style-name="P13"><text:span text:style-name="T4">Signature of Treasurer or Fiscal Agent<text:tab/></text:span>Date</text:p>
              <text:p text:style-name="P15"/>
              <text:p text:style-name="P14">__________________________________________________________________</text:p>
              <text:p text:style-name="P14">Print Name</text:p>
            </table:table-cell>
          </table:table-row>
        </table:table>
        <text:p text:style-name="P7">The fee is $25.</text:p>
        <text:p text:style-name="P8">Instructions:</text:p>
        <text:list xml:id="list39179052" text:style-name="RTF_5f_Num_20_10">
          <text:list-header>
            <text:p text:style-name="P30"><text:span text:style-name="Character_20_Style_20_1"><text:span text:style-name="T12">1. Sign and date this form and return to WyomingRegisteredAgent.com, Inc. or the Wyoming Secretary of State.</text:span></text:span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5" style:display-name="Style 5" style:family="paragraph" style:parent-style-name="Standard">
      <style:paragraph-properties fo:margin-left="0.45in" fo:margin-right="0in" fo:margin-top="0in" fo:margin-bottom="0in" fo:line-height="88%" fo:text-indent="0in" style:auto-text-indent="false" style:text-autospace="none"/>
      <style:text-properties style:font-name="Tahoma" fo:font-size="7pt" style:font-size-asian="7pt" style:font-name-complex="Tahoma" style:font-size-complex="7pt" style:language-complex="ar" style:country-complex="SA"/>
    </style:style>
    <style:style style:name="Style_20_4" style:display-name="Style 4" style:family="paragraph" style:parent-style-name="Standard">
      <style:paragraph-properties fo:margin-top="0.0252in" fo:margin-bottom="0in" fo:line-height="100%" style:text-autospace="none"/>
      <style:text-properties style:font-name="Tahoma" fo:font-size="7pt" style:font-size-asian="7pt" style:font-name-complex="Tahoma" style:font-size-complex="7pt" style:language-complex="ar" style:country-complex="SA"/>
    </style:style>
    <style:style style:name="Style_20_10" style:display-name="Style 10" style:family="paragraph" style:parent-style-name="Standard">
      <style:paragraph-properties fo:margin-left="0.45in" fo:margin-right="0in" fo:margin-top="0in" fo:margin-bottom="0in" fo:line-height="88%" fo:text-indent="0in" style:auto-text-indent="false" style:text-autospace="none"/>
      <style:text-properties style:font-name="Tahoma" fo:font-size="7pt" style:font-size-asian="7pt" style:font-name-complex="Tahoma" style:font-size-complex="7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016in" style:type="center"/>
          <style:tab-stop style:position="6.403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016in" style:type="center"/>
          <style:tab-stop style:position="6.403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ttleprint" style:family="paragraph" style:parent-style-name="Standard" style:class="text">
      <style:paragraph-properties fo:margin-left="0.448in" fo:margin-right="0in" fo:margin-top="0in" fo:margin-bottom="0in" fo:line-height="100%" fo:text-indent="-0.25in" style:auto-text-indent="false" style:writing-mode="lr-tb">
        <style:tab-stops>
          <style:tab-stop style:position="-0.0102in"/>
        </style:tab-stops>
      </style:paragraph-properties>
      <style:text-properties style:font-name="Arial" fo:font-size="7pt" style:font-size-asian="7pt" style:font-size-complex="7pt"/>
    </style:style>
    <style:style style:name="RTF_5f_Num_20_2_20_1" style:display-name="RTF_Num 2 1" style:family="text">
      <style:text-properties style:font-name="Tahoma" fo:font-size="8pt" fo:letter-spacing="0.0209in" style:font-name-asian="Tahoma" style:font-size-asian="8pt" style:font-name-complex="Tahoma" style:font-size-complex="8pt"/>
    </style:style>
    <style:style style:name="RTF_5f_Num_20_3_20_1" style:display-name="RTF_Num 3 1" style:family="text">
      <style:text-properties style:font-name="Verdana" fo:font-size="9.5pt" fo:letter-spacing="-0.0016in" fo:font-weight="normal" style:font-name-asian="Verdana" style:font-size-asian="9.5pt" style:font-weight-asian="normal" style:font-name-complex="Verdana" style:font-size-complex="9.5pt" style:font-weight-complex="normal"/>
    </style:style>
    <style:style style:name="RTF_5f_Num_20_4_20_1" style:display-name="RTF_Num 4 1" style:family="text">
      <style:text-properties style:font-name="Tahoma" fo:font-size="7pt" fo:letter-spacing="0.0047in" style:font-name-asian="Tahoma" style:font-size-asian="7pt" style:font-name-complex="Tahoma" style:font-size-complex="7pt"/>
    </style:style>
    <style:style style:name="RTF_5f_Num_20_5_20_1" style:display-name="RTF_Num 5 1" style:family="text">
      <style:text-properties style:font-name="Tahoma" fo:font-size="8pt" fo:letter-spacing="0.0181in" style:font-name-asian="Tahoma" style:font-size-asian="8pt" style:font-name-complex="Tahoma" style:font-size-complex="8pt"/>
    </style:style>
    <style:style style:name="RTF_5f_Num_20_6_20_1" style:display-name="RTF_Num 6 1" style:family="text">
      <style:text-properties style:font-name="Tahoma" fo:font-size="8pt" fo:letter-spacing="0.028in" style:font-name-asian="Tahoma" style:font-size-asian="8pt" style:font-name-complex="Tahoma" style:font-size-complex="8pt"/>
    </style:style>
    <style:style style:name="RTF_5f_Num_20_7_20_1" style:display-name="RTF_Num 7 1" style:family="text">
      <style:text-properties style:font-name="Tahoma" fo:font-size="8pt" fo:letter-spacing="0.0236in" style:font-name-asian="Tahoma" style:font-size-asian="8pt" style:font-name-complex="Tahoma" style:font-size-complex="8pt"/>
    </style:style>
    <style:style style:name="RTF_5f_Num_20_8_20_1" style:display-name="RTF_Num 8 1" style:family="text">
      <style:text-properties style:font-name="Tahoma" fo:font-size="7pt" fo:letter-spacing="0.0071in" style:font-name-asian="Tahoma" style:font-size-asian="7pt" style:font-name-complex="Tahoma" style:font-size-complex="7pt"/>
    </style:style>
    <style:style style:name="RTF_5f_Num_20_9_20_1" style:display-name="RTF_Num 9 1" style:family="text">
      <style:text-properties style:font-name="Verdana" fo:font-size="9.5pt" fo:letter-spacing="0.0008in" style:font-name-asian="Verdana" style:font-size-asian="9.5pt" style:font-name-complex="Verdana" style:font-size-complex="9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asian="Times New Roman" style:font-name-complex="Times New Roman"/>
    </style:style>
    <style:style style:name="Footer_20_Char" style:display-name="Footer Char" style:family="text" style:parent-style-name="Default_20_Paragraph_20_Font">
      <style:text-properties style:font-name-asian="Times New Roman" style:font-name-complex="Times New Roman"/>
    </style:style>
    <style:style style:name="Character_20_Style_20_1" style:display-name="Character Style 1" style:family="text">
      <style:text-properties style:font-name="Verdana" fo:font-size="9.5pt" style:font-name-asian="Verdana" style:font-size-asian="9.5pt" style:font-name-complex="Verdana" style:font-size-complex="9.5pt"/>
    </style:style>
    <style:style style:name="Character_20_Style_20_2" style:display-name="Character Style 2" style:family="text">
      <style:text-properties style:font-name="Tahoma" fo:font-size="7pt" style:font-name-asian="Tahoma" style:font-size-asian="7pt" style:font-name-complex="Tahoma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</text:list-level-style-number>
      <text:list-level-style-number text:level="2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948in" fo:text-indent="-0.25in" fo:margin-left="2.948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RTF_5f_Num_20_2" style:display-name="RTF_Num 2" text:consecutive-numbering="true">
      <text:list-level-style-number text:level="1" text:style-name="RTF_5f_Num_20_2_20_1" style:num-suffix="." style:num-format="1" text:start-value="3">
        <style:list-level-properties/>
      </text:list-level-style-number>
      <text:list-level-style-number text:level="2" text:style-name="RTF_5f_Num_20_2_20_1" style:num-suffix="." style:num-format="1" text:start-value="3">
        <style:list-level-properties/>
      </text:list-level-style-number>
      <text:list-level-style-number text:level="3" text:style-name="RTF_5f_Num_20_2_20_1" style:num-suffix="." style:num-format="1" text:start-value="3">
        <style:list-level-properties/>
      </text:list-level-style-number>
      <text:list-level-style-number text:level="4" text:style-name="RTF_5f_Num_20_2_20_1" style:num-suffix="." style:num-format="1" text:start-value="3">
        <style:list-level-properties/>
      </text:list-level-style-number>
      <text:list-level-style-number text:level="5" text:style-name="RTF_5f_Num_20_2_20_1" style:num-suffix="." style:num-format="1" text:start-value="3">
        <style:list-level-properties/>
      </text:list-level-style-number>
      <text:list-level-style-number text:level="6" text:style-name="RTF_5f_Num_20_2_20_1" style:num-suffix="." style:num-format="1" text:start-value="3">
        <style:list-level-properties/>
      </text:list-level-style-number>
      <text:list-level-style-number text:level="7" text:style-name="RTF_5f_Num_20_2_20_1" style:num-suffix="." style:num-format="1" text:start-value="3">
        <style:list-level-properties/>
      </text:list-level-style-number>
      <text:list-level-style-number text:level="8" text:style-name="RTF_5f_Num_20_2_20_1" style:num-suffix="." style:num-format="1" text:start-value="3">
        <style:list-level-properties/>
      </text:list-level-style-number>
      <text:list-level-style-number text:level="9" text:style-name="RTF_5f_Num_20_2_20_1" style:num-suffix="." style:num-format="1" text:start-value="3">
        <style:list-level-properties/>
      </text:list-level-style-number>
      <text:list-level-style-number text:level="10" text:style-name="RTF_5f_Num_20_2_20_1" style:num-suffix="." style:num-format="1" text:start-value="3">
        <style:list-level-properties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suffix="." style:num-format="1">
        <style:list-level-properties text:space-before="0.3in"/>
      </text:list-level-style-number>
      <text:list-level-style-number text:level="2" text:style-name="RTF_5f_Num_20_3_20_1" style:num-suffix="." style:num-format="1">
        <style:list-level-properties text:space-before="0.6in"/>
      </text:list-level-style-number>
      <text:list-level-style-number text:level="3" text:style-name="RTF_5f_Num_20_3_20_1" style:num-suffix="." style:num-format="1">
        <style:list-level-properties text:space-before="0.9in"/>
      </text:list-level-style-number>
      <text:list-level-style-number text:level="4" text:style-name="RTF_5f_Num_20_3_20_1" style:num-suffix="." style:num-format="1">
        <style:list-level-properties text:space-before="1.2in"/>
      </text:list-level-style-number>
      <text:list-level-style-number text:level="5" text:style-name="RTF_5f_Num_20_3_20_1" style:num-suffix="." style:num-format="1">
        <style:list-level-properties text:space-before="1.5in"/>
      </text:list-level-style-number>
      <text:list-level-style-number text:level="6" text:style-name="RTF_5f_Num_20_3_20_1" style:num-suffix="." style:num-format="1">
        <style:list-level-properties text:space-before="1.8in"/>
      </text:list-level-style-number>
      <text:list-level-style-number text:level="7" text:style-name="RTF_5f_Num_20_3_20_1" style:num-suffix="." style:num-format="1">
        <style:list-level-properties text:space-before="2.1in"/>
      </text:list-level-style-number>
      <text:list-level-style-number text:level="8" text:style-name="RTF_5f_Num_20_3_20_1" style:num-suffix="." style:num-format="1">
        <style:list-level-properties text:space-before="2.4in"/>
      </text:list-level-style-number>
      <text:list-level-style-number text:level="9" text:style-name="RTF_5f_Num_20_3_20_1" style:num-suffix="." style:num-format="1">
        <style:list-level-properties text:space-before="2.7in"/>
      </text:list-level-style-number>
      <text:list-level-style-number text:level="10" text:style-name="RTF_5f_Num_20_3_20_1" style:num-suffix="." style:num-format="1">
        <style:list-level-properties text:space-before="3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)" style:num-format="i">
        <style:list-level-properties text:space-before="0.9in"/>
      </text:list-level-style-number>
      <text:list-level-style-number text:level="2" text:style-name="RTF_5f_Num_20_4_20_1" style:num-suffix=")" style:num-format="i">
        <style:list-level-properties text:space-before="1.35in"/>
      </text:list-level-style-number>
      <text:list-level-style-number text:level="3" text:style-name="RTF_5f_Num_20_4_20_1" style:num-suffix=")" style:num-format="i">
        <style:list-level-properties text:space-before="1.8in"/>
      </text:list-level-style-number>
      <text:list-level-style-number text:level="4" text:style-name="RTF_5f_Num_20_4_20_1" style:num-suffix=")" style:num-format="i">
        <style:list-level-properties text:space-before="2.25in"/>
      </text:list-level-style-number>
      <text:list-level-style-number text:level="5" text:style-name="RTF_5f_Num_20_4_20_1" style:num-suffix=")" style:num-format="i">
        <style:list-level-properties text:space-before="2.7in"/>
      </text:list-level-style-number>
      <text:list-level-style-number text:level="6" text:style-name="RTF_5f_Num_20_4_20_1" style:num-suffix=")" style:num-format="i">
        <style:list-level-properties text:space-before="3.15in"/>
      </text:list-level-style-number>
      <text:list-level-style-number text:level="7" text:style-name="RTF_5f_Num_20_4_20_1" style:num-suffix=")" style:num-format="i">
        <style:list-level-properties text:space-before="3.6in"/>
      </text:list-level-style-number>
      <text:list-level-style-number text:level="8" text:style-name="RTF_5f_Num_20_4_20_1" style:num-suffix=")" style:num-format="i">
        <style:list-level-properties text:space-before="4.05in"/>
      </text:list-level-style-number>
      <text:list-level-style-number text:level="9" text:style-name="RTF_5f_Num_20_4_20_1" style:num-suffix=")" style:num-format="i">
        <style:list-level-properties text:space-before="4.5in"/>
      </text:list-level-style-number>
      <text:list-level-style-number text:level="10" text:style-name="RTF_5f_Num_20_4_20_1" style:num-suffix=")" style:num-format="i">
        <style:list-level-properties text:space-before="4.95in"/>
      </text:list-level-style-number>
    </text:list-style>
    <text:list-style style:name="RTF_5f_Num_20_5" style:display-name="RTF_Num 5" text:consecutive-numbering="true">
      <text:list-level-style-number text:level="1" text:style-name="RTF_5f_Num_20_5_20_1" style:num-suffix="." style:num-format="a" style:num-letter-sync="true">
        <style:list-level-properties/>
      </text:list-level-style-number>
      <text:list-level-style-number text:level="2" text:style-name="RTF_5f_Num_20_5_20_1" style:num-suffix="." style:num-format="a" style:num-letter-sync="true">
        <style:list-level-properties/>
      </text:list-level-style-number>
      <text:list-level-style-number text:level="3" text:style-name="RTF_5f_Num_20_5_20_1" style:num-suffix="." style:num-format="a" style:num-letter-sync="true">
        <style:list-level-properties/>
      </text:list-level-style-number>
      <text:list-level-style-number text:level="4" text:style-name="RTF_5f_Num_20_5_20_1" style:num-suffix="." style:num-format="a" style:num-letter-sync="true">
        <style:list-level-properties/>
      </text:list-level-style-number>
      <text:list-level-style-number text:level="5" text:style-name="RTF_5f_Num_20_5_20_1" style:num-suffix="." style:num-format="a" style:num-letter-sync="true">
        <style:list-level-properties/>
      </text:list-level-style-number>
      <text:list-level-style-number text:level="6" text:style-name="RTF_5f_Num_20_5_20_1" style:num-suffix="." style:num-format="a" style:num-letter-sync="true">
        <style:list-level-properties/>
      </text:list-level-style-number>
      <text:list-level-style-number text:level="7" text:style-name="RTF_5f_Num_20_5_20_1" style:num-suffix="." style:num-format="a" style:num-letter-sync="true">
        <style:list-level-properties/>
      </text:list-level-style-number>
      <text:list-level-style-number text:level="8" text:style-name="RTF_5f_Num_20_5_20_1" style:num-suffix="." style:num-format="a" style:num-letter-sync="true">
        <style:list-level-properties/>
      </text:list-level-style-number>
      <text:list-level-style-number text:level="9" text:style-name="RTF_5f_Num_20_5_20_1" style:num-suffix="." style:num-format="a" style:num-letter-sync="true">
        <style:list-level-properties/>
      </text:list-level-style-number>
      <text:list-level-style-number text:level="10" text:style-name="RTF_5f_Num_20_5_20_1" style:num-suffix="." style:num-format="a" style:num-letter-sync="true">
        <style:list-level-properties/>
      </text:list-level-style-number>
    </text:list-style>
    <text:list-style style:name="RTF_5f_Num_20_6" style:display-name="RTF_Num 6" text:consecutive-numbering="true">
      <text:list-level-style-number text:level="1" text:style-name="RTF_5f_Num_20_6_20_1" style:num-suffix="." style:num-format="1" text:start-value="14">
        <style:list-level-properties/>
      </text:list-level-style-number>
      <text:list-level-style-number text:level="2" text:style-name="RTF_5f_Num_20_6_20_1" style:num-suffix="." style:num-format="1" text:start-value="14">
        <style:list-level-properties/>
      </text:list-level-style-number>
      <text:list-level-style-number text:level="3" text:style-name="RTF_5f_Num_20_6_20_1" style:num-suffix="." style:num-format="1" text:start-value="14">
        <style:list-level-properties/>
      </text:list-level-style-number>
      <text:list-level-style-number text:level="4" text:style-name="RTF_5f_Num_20_6_20_1" style:num-suffix="." style:num-format="1" text:start-value="14">
        <style:list-level-properties/>
      </text:list-level-style-number>
      <text:list-level-style-number text:level="5" text:style-name="RTF_5f_Num_20_6_20_1" style:num-suffix="." style:num-format="1" text:start-value="14">
        <style:list-level-properties/>
      </text:list-level-style-number>
      <text:list-level-style-number text:level="6" text:style-name="RTF_5f_Num_20_6_20_1" style:num-suffix="." style:num-format="1" text:start-value="14">
        <style:list-level-properties/>
      </text:list-level-style-number>
      <text:list-level-style-number text:level="7" text:style-name="RTF_5f_Num_20_6_20_1" style:num-suffix="." style:num-format="1" text:start-value="14">
        <style:list-level-properties/>
      </text:list-level-style-number>
      <text:list-level-style-number text:level="8" text:style-name="RTF_5f_Num_20_6_20_1" style:num-suffix="." style:num-format="1" text:start-value="14">
        <style:list-level-properties/>
      </text:list-level-style-number>
      <text:list-level-style-number text:level="9" text:style-name="RTF_5f_Num_20_6_20_1" style:num-suffix="." style:num-format="1" text:start-value="14">
        <style:list-level-properties/>
      </text:list-level-style-number>
      <text:list-level-style-number text:level="10" text:style-name="RTF_5f_Num_20_6_20_1" style:num-suffix="." style:num-format="1" text:start-value="14">
        <style:list-level-properties/>
      </text:list-level-style-number>
    </text:list-style>
    <text:list-style style:name="RTF_5f_Num_20_7" style:display-name="RTF_Num 7" text:consecutive-numbering="true">
      <text:list-level-style-number text:level="1" text:style-name="RTF_5f_Num_20_7_20_1" style:num-prefix="1" style:num-suffix="." style:num-format="a" style:num-letter-sync="true">
        <style:list-level-properties/>
      </text:list-level-style-number>
      <text:list-level-style-number text:level="2" text:style-name="RTF_5f_Num_20_7_20_1" style:num-prefix="1" style:num-suffix="." style:num-format="a" style:num-letter-sync="true">
        <style:list-level-properties/>
      </text:list-level-style-number>
      <text:list-level-style-number text:level="3" text:style-name="RTF_5f_Num_20_7_20_1" style:num-prefix="1" style:num-suffix="." style:num-format="a" style:num-letter-sync="true">
        <style:list-level-properties/>
      </text:list-level-style-number>
      <text:list-level-style-number text:level="4" text:style-name="RTF_5f_Num_20_7_20_1" style:num-prefix="1" style:num-suffix="." style:num-format="a" style:num-letter-sync="true">
        <style:list-level-properties/>
      </text:list-level-style-number>
      <text:list-level-style-number text:level="5" text:style-name="RTF_5f_Num_20_7_20_1" style:num-prefix="1" style:num-suffix="." style:num-format="a" style:num-letter-sync="true">
        <style:list-level-properties/>
      </text:list-level-style-number>
      <text:list-level-style-number text:level="6" text:style-name="RTF_5f_Num_20_7_20_1" style:num-prefix="1" style:num-suffix="." style:num-format="a" style:num-letter-sync="true">
        <style:list-level-properties/>
      </text:list-level-style-number>
      <text:list-level-style-number text:level="7" text:style-name="RTF_5f_Num_20_7_20_1" style:num-prefix="1" style:num-suffix="." style:num-format="a" style:num-letter-sync="true">
        <style:list-level-properties/>
      </text:list-level-style-number>
      <text:list-level-style-number text:level="8" text:style-name="RTF_5f_Num_20_7_20_1" style:num-prefix="1" style:num-suffix="." style:num-format="a" style:num-letter-sync="true">
        <style:list-level-properties/>
      </text:list-level-style-number>
      <text:list-level-style-number text:level="9" text:style-name="RTF_5f_Num_20_7_20_1" style:num-prefix="1" style:num-suffix="." style:num-format="a" style:num-letter-sync="true">
        <style:list-level-properties/>
      </text:list-level-style-number>
      <text:list-level-style-number text:level="10" text:style-name="RTF_5f_Num_20_7_20_1" style:num-prefix="1" style:num-suffix="." style:num-format="a" style:num-letter-sync="true">
        <style:list-level-properties/>
      </text:list-level-style-number>
    </text:list-style>
    <text:list-style style:name="RTF_5f_Num_20_8" style:display-name="RTF_Num 8" text:consecutive-numbering="true">
      <text:list-level-style-number text:level="1" text:style-name="RTF_5f_Num_20_8_20_1" style:num-suffix=")" style:num-format="a" style:num-letter-sync="true">
        <style:list-level-properties text:space-before="0.45in"/>
      </text:list-level-style-number>
      <text:list-level-style-number text:level="2" text:style-name="RTF_5f_Num_20_8_20_1" style:num-suffix=")" style:num-format="a" style:num-letter-sync="true">
        <style:list-level-properties text:space-before="0.9in"/>
      </text:list-level-style-number>
      <text:list-level-style-number text:level="3" text:style-name="RTF_5f_Num_20_8_20_1" style:num-suffix=")" style:num-format="a" style:num-letter-sync="true">
        <style:list-level-properties text:space-before="1.35in"/>
      </text:list-level-style-number>
      <text:list-level-style-number text:level="4" text:style-name="RTF_5f_Num_20_8_20_1" style:num-suffix=")" style:num-format="a" style:num-letter-sync="true">
        <style:list-level-properties text:space-before="1.8in"/>
      </text:list-level-style-number>
      <text:list-level-style-number text:level="5" text:style-name="RTF_5f_Num_20_8_20_1" style:num-suffix=")" style:num-format="a" style:num-letter-sync="true">
        <style:list-level-properties text:space-before="2.25in"/>
      </text:list-level-style-number>
      <text:list-level-style-number text:level="6" text:style-name="RTF_5f_Num_20_8_20_1" style:num-suffix=")" style:num-format="a" style:num-letter-sync="true">
        <style:list-level-properties text:space-before="2.7in"/>
      </text:list-level-style-number>
      <text:list-level-style-number text:level="7" text:style-name="RTF_5f_Num_20_8_20_1" style:num-suffix=")" style:num-format="a" style:num-letter-sync="true">
        <style:list-level-properties text:space-before="3.15in"/>
      </text:list-level-style-number>
      <text:list-level-style-number text:level="8" text:style-name="RTF_5f_Num_20_8_20_1" style:num-suffix=")" style:num-format="a" style:num-letter-sync="true">
        <style:list-level-properties text:space-before="3.6in"/>
      </text:list-level-style-number>
      <text:list-level-style-number text:level="9" text:style-name="RTF_5f_Num_20_8_20_1" style:num-suffix=")" style:num-format="a" style:num-letter-sync="true">
        <style:list-level-properties text:space-before="4.05in"/>
      </text:list-level-style-number>
      <text:list-level-style-number text:level="10" text:style-name="RTF_5f_Num_20_8_20_1" style:num-suffix=")" style:num-format="a" style:num-letter-sync="true">
        <style:list-level-properties text:space-before="4.5in"/>
      </text:list-level-style-number>
    </text:list-style>
    <text:list-style style:name="RTF_5f_Num_20_9" style:display-name="RTF_Num 9" text:consecutive-numbering="true">
      <text:list-level-style-number text:level="1" text:style-name="RTF_5f_Num_20_9_20_1" style:num-suffix="." style:num-format="1">
        <style:list-level-properties text:space-before="0.15in"/>
      </text:list-level-style-number>
      <text:list-level-style-number text:level="2" text:style-name="RTF_5f_Num_20_9_20_1" style:num-suffix="." style:num-format="1">
        <style:list-level-properties text:space-before="0.3in"/>
      </text:list-level-style-number>
      <text:list-level-style-number text:level="3" text:style-name="RTF_5f_Num_20_9_20_1" style:num-suffix="." style:num-format="1">
        <style:list-level-properties text:space-before="0.45in"/>
      </text:list-level-style-number>
      <text:list-level-style-number text:level="4" text:style-name="RTF_5f_Num_20_9_20_1" style:num-suffix="." style:num-format="1">
        <style:list-level-properties text:space-before="0.6in"/>
      </text:list-level-style-number>
      <text:list-level-style-number text:level="5" text:style-name="RTF_5f_Num_20_9_20_1" style:num-suffix="." style:num-format="1">
        <style:list-level-properties text:space-before="0.75in"/>
      </text:list-level-style-number>
      <text:list-level-style-number text:level="6" text:style-name="RTF_5f_Num_20_9_20_1" style:num-suffix="." style:num-format="1">
        <style:list-level-properties text:space-before="0.9in"/>
      </text:list-level-style-number>
      <text:list-level-style-number text:level="7" text:style-name="RTF_5f_Num_20_9_20_1" style:num-suffix="." style:num-format="1">
        <style:list-level-properties text:space-before="1.05in"/>
      </text:list-level-style-number>
      <text:list-level-style-number text:level="8" text:style-name="RTF_5f_Num_20_9_20_1" style:num-suffix="." style:num-format="1">
        <style:list-level-properties text:space-before="1.2in"/>
      </text:list-level-style-number>
      <text:list-level-style-number text:level="9" text:style-name="RTF_5f_Num_20_9_20_1" style:num-suffix="." style:num-format="1">
        <style:list-level-properties text:space-before="1.35in"/>
      </text:list-level-style-number>
      <text:list-level-style-number text:level="10" text:style-name="RTF_5f_Num_20_9_20_1" style:num-suffix="." style:num-format="1">
        <style:list-level-properties text:space-before="1.5in"/>
      </text:list-level-style-number>
    </text:list-style>
    <text:list-style style:name="RTF_5f_Num_20_10" style:display-name="RTF_Num 10" text:consecutive-numbering="true">
      <text:list-level-style-number text:level="1" text:style-name="RTF_5f_Num_20_3_20_1" style:num-suffix="." style:num-format="1" text:start-value="0">
        <style:list-level-properties text:space-before="0.3in"/>
      </text:list-level-style-number>
      <text:list-level-style-number text:level="2" text:style-name="RTF_5f_Num_20_3_20_1" style:num-suffix="." style:num-format="1">
        <style:list-level-properties text:space-before="0.6in"/>
      </text:list-level-style-number>
      <text:list-level-style-number text:level="3" text:style-name="RTF_5f_Num_20_3_20_1" style:num-suffix="." style:num-format="1">
        <style:list-level-properties text:space-before="0.9in"/>
      </text:list-level-style-number>
      <text:list-level-style-number text:level="4" text:style-name="RTF_5f_Num_20_3_20_1" style:num-suffix="." style:num-format="1">
        <style:list-level-properties text:space-before="1.2in"/>
      </text:list-level-style-number>
      <text:list-level-style-number text:level="5" text:style-name="RTF_5f_Num_20_3_20_1" style:num-suffix="." style:num-format="1">
        <style:list-level-properties text:space-before="1.5in"/>
      </text:list-level-style-number>
      <text:list-level-style-number text:level="6" text:style-name="RTF_5f_Num_20_3_20_1" style:num-suffix="." style:num-format="1">
        <style:list-level-properties text:space-before="1.8in"/>
      </text:list-level-style-number>
      <text:list-level-style-number text:level="7" text:style-name="RTF_5f_Num_20_3_20_1" style:num-suffix="." style:num-format="1">
        <style:list-level-properties text:space-before="2.1in"/>
      </text:list-level-style-number>
      <text:list-level-style-number text:level="8" text:style-name="RTF_5f_Num_20_3_20_1" style:num-suffix="." style:num-format="1">
        <style:list-level-properties text:space-before="2.4in"/>
      </text:list-level-style-number>
      <text:list-level-style-number text:level="9" text:style-name="RTF_5f_Num_20_3_20_1" style:num-suffix="." style:num-format="1">
        <style:list-level-properties text:space-before="2.7in"/>
      </text:list-level-style-number>
      <text:list-level-style-number text:level="10" text:style-name="RTF_5f_Num_20_3_20_1" style:num-suffix="." style:num-format="1">
        <style:list-level-properties text:space-before="3in"/>
      </text:list-level-style-number>
    </text:list-style>
    <text:list-style style:name="RTF_5f_Num_20_11" style:display-name="RTF_Num 11" text:consecutive-numbering="true">
      <text:list-level-style-number text:level="1" text:style-name="RTF_5f_Num_20_2_20_1" style:num-suffix="." style:num-format="1" text:start-value="0">
        <style:list-level-properties/>
      </text:list-level-style-number>
      <text:list-level-style-number text:level="2" text:style-name="RTF_5f_Num_20_2_20_1" style:num-suffix="." style:num-format="1" text:start-value="3">
        <style:list-level-properties/>
      </text:list-level-style-number>
      <text:list-level-style-number text:level="3" text:style-name="RTF_5f_Num_20_2_20_1" style:num-suffix="." style:num-format="1" text:start-value="3">
        <style:list-level-properties/>
      </text:list-level-style-number>
      <text:list-level-style-number text:level="4" text:style-name="RTF_5f_Num_20_2_20_1" style:num-suffix="." style:num-format="1" text:start-value="3">
        <style:list-level-properties/>
      </text:list-level-style-number>
      <text:list-level-style-number text:level="5" text:style-name="RTF_5f_Num_20_2_20_1" style:num-suffix="." style:num-format="1" text:start-value="3">
        <style:list-level-properties/>
      </text:list-level-style-number>
      <text:list-level-style-number text:level="6" text:style-name="RTF_5f_Num_20_2_20_1" style:num-suffix="." style:num-format="1" text:start-value="3">
        <style:list-level-properties/>
      </text:list-level-style-number>
      <text:list-level-style-number text:level="7" text:style-name="RTF_5f_Num_20_2_20_1" style:num-suffix="." style:num-format="1" text:start-value="3">
        <style:list-level-properties/>
      </text:list-level-style-number>
      <text:list-level-style-number text:level="8" text:style-name="RTF_5f_Num_20_2_20_1" style:num-suffix="." style:num-format="1" text:start-value="3">
        <style:list-level-properties/>
      </text:list-level-style-number>
      <text:list-level-style-number text:level="9" text:style-name="RTF_5f_Num_20_2_20_1" style:num-suffix="." style:num-format="1" text:start-value="3">
        <style:list-level-properties/>
      </text:list-level-style-number>
      <text:list-level-style-number text:level="10" text:style-name="RTF_5f_Num_20_2_20_1" style:num-suffix="." style:num-format="1" text:start-value="3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16in" fo:margin-right="0.75in" fo:border="none" fo:padding="0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vogt</meta:initial-creator>
    <dc:creator>Keith Vogt</dc:creator>
    <meta:creation-date>2011-01-08T21:03:00</meta:creation-date>
    <dc:date>2011-10-13T19:06:42.99</dc:date>
    <meta:print-date>2011-01-09T12:51:14.04</meta:print-date>
    <meta:generator>OpenOffice.org/3.3$Win32 OpenOffice.org_project/330m20$Build-9567</meta:generator>
    <meta:editing-duration>PT15H52M47S</meta:editing-duration>
    <meta:editing-cycles>20</meta:editing-cycles>
    <meta:printed-by>Keith Vogt</meta:printed-by>
    <meta:document-statistic meta:table-count="1" meta:image-count="0" meta:object-count="0" meta:page-count="1" meta:paragraph-count="34" meta:word-count="185" meta:character-count="1937"/>
  </office:meta>
</office:document-meta>
</file>